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History is written by the winners. <text:s/>When a hegemon loses a power struggle, the world loses a story. <text:s/>History has shown that the world power on top will control information in such a way as to manipulate its constituents' perception of the foreign world. <text:s/>In this way, China has stifled an 'Arab Spring'-style social media war, the Soviet Union kept Locke's democratic philosophy from reversing a historically successful (albeit corrupt) Bolshevik party, and the United States has kept its people from a second wave of anti-German disposition by several means, namely the ban on <text:span text:style-name="T1">Nuremberg.</text:span><text:span text:style-name="T2"> The ban on </text:span><text:span text:style-name="T1">Nuremberg </text:span><text:span text:style-name="T2">has caused much controversy, but has been beneficial to the United States' causes. </text:span></text:p>
      <text:p text:style-name="Standard"><text:span text:style-name="T2"><text:tab/>In 1946, Pare Lorentz, the sociopolitical documentarian, upon commission by the U.S. War Department's film unit, reviewed information for the documentary </text:span><text:span text:style-name="T1">Nuremberg. <text:s/></text:span><text:span text:style-name="T2">After the government commissioned this film, they realized that it was unsuited for public viewing because was inconsistent with our current public policy. <text:s/>The United States' government wanted to maintain peaceful relations with Germany, indeed affirming the innocence of the German people with regard to Nazi war crimes. <text:s/>This was beneficial to our cause because we were trying to rebuild Germany in an effort to fight against the Soviets. </text:span></text:p>
      <text:p text:style-name="Standard"><text:span text:style-name="T2"><text:tab/>This is an understandable course of action. <text:s/>With the support of the American public, the United States could find a strong ally in its former world war rival in the cold war on Soviet Russia. <text:s/>Had </text:span><text:span text:style-name="T1">Nuremberg </text:span><text:span text:style-name="T2">been available to the public, Americans would likely not support the aid to Germany and the United States' cooperation with them, due to the brutality presented in the film. </text:span><text:span text:style-name="T1">Nuremberg, </text:span><text:span text:style-name="T2">after all, was made to paint a horrid picture of Germany and its people. <text:s/>In banning this documentary, the United States has made a defensible action for the well being of its and the world's people. <text:s/></text:span></text:p>
      <text:p text:style-name="Standard"><text:span text:style-name="T2"><text:tab/>John G. Norris and Clifford Rothman corroborate the opinions expressed in this paper with their articles regarding the matter. <text:s/>They provide information and reasoning for the ideas behind the beliefs outlined above. <text:s/>Since the Cold War, the ban has been lifted, to little or no known measurable effects regarding Germany or its people. <text:s/>First a topic of hate, then of debate, and now of history, </text:span><text:span text:style-name="T1"><text:s/>Nuremberg </text:span><text:span text:style-name="T2">will continue o have a cultural impact for years to co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ber Discovery</meta:initial-creator>
    <meta:creation-date>2012-07-24T22:08:43</meta:creation-date>
    <dc:date>2012-07-25T08:05:29</dc:date>
    <dc:creator>Cyber Discovery</dc:creator>
    <meta:editing-duration>PT09H41M29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383" meta:character-count="2363"/>
  </office:meta>
</office:document-meta>
</file>